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83.41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86.41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81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dd item 1</text:p>
          </table:table-cell>
          <table:table-cell table:number-columns-repeated="3"/>
          <table:table-cell table:style-name="ce3" office:value-type="string" calcext:value-type="string">
            <text:p>add item X</text:p>
          </table:table-cell>
          <table:table-cell table:number-columns-repeated="3"/>
          <table:table-cell table:style-name="ce3" office:value-type="string" calcext:value-type="string">
            <text:p>remove item</text:p>
          </table:table-cell>
          <table:table-cell table:number-columns-repeated="3"/>
          <table:table-cell table:style-name="ce3"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ew cart</text:p>
          </table:table-cell>
          <table:table-cell office:value-type="string" calcext:value-type="string">
            <text:p>ShoppingFacade – CartManager – 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w item cart</text:p>
          </table:table-cell>
          <table:table-cell office:value-type="string" calcext:value-type="string">
            <text:p>ShoppingFacade – CartManager – Item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removeItem()</text:p>
          </table:table-cell>
          <table:table-cell/>
          <table:table-cell office:value-type="string" calcext:value-type="string">
            <text:p>modif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itemModification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office:value-type="string" calcext:value-type="string">
            <text:p>ShoppingFacade – CartManager – ItemCartFactory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office:value-type="string" calcext:value-type="string">
            <text:p>ShoppingFacade – CartManager – Valuation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office:value-type="string" calcext:value-type="string">
            <text:p>ShoppingFacade – PurchaseManager – OrderFactory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office:value-type="string" calcext:value-type="string">
            <text:p>ShoppingFacade – PurchaseManager – OrderD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load cart</text:p>
          </table:table-cell>
          <table:table-cell table:number-columns-repeated="3"/>
          <table:table-cell table:style-name="ce3" office:value-type="string" calcext:value-type="string">
            <text:p>empty cart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confirmation</text:p>
          </table:table-cell>
          <table:table-cell table:number-columns-repeated="3"/>
          <table:table-cell table:style-name="ce3"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eset cart</text:p>
          </table:table-cell>
          <table:table-cell office:value-type="string" calcext:value-type="string">
            <text:p>ShoppingFacade – CartManager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heck cart not empty</text:p>
          </table:table-cell>
          <table:table-cell office:value-type="string" calcext:value-type="string">
            <text:p>ShoppingFacade – PurchaseManager – CartManager</text:p>
          </table:table-cell>
          <table:table-cell office:value-type="string" calcext:value-type="string">
            <text:p>confirm()</text:p>
          </table:table-cell>
          <table:table-cell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check valid user</text:p>
          </table:table-cell>
          <table:table-cell office:value-type="string" calcext:value-type="string">
            <text:p>PurchaseManager - </text:p>
          </table:table-cell>
          <table:table-cell table:number-columns-repeated="2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arch availability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office:value-type="string" calcext:value-type="string">
            <text:p>PurchaseManager – OrderDao</text:p>
          </table:table-cell>
          <table:table-cell table:number-columns-repeated="2"/>
          <table:table-cell office:value-type="string" calcext:value-type="string">
            <text:p>check delivery details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fresh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payment proce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7"/>
          <table:table-cell office:value-type="string" calcext:value-type="string">
            <text:p>merge ord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date order</text:p>
          </table:table-cell>
          <table:table-cell table:number-columns-repeated="7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0:44:50.3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1-27T21:37:31.597000000</dc:date>
    <meta:editing-duration>PT5H48M11S</meta:editing-duration>
    <meta:editing-cycles>22</meta:editing-cycles>
    <meta:generator>LibreOffice/6.0.7.3$Windows_X86_64 LibreOffice_project/dc89aa7a9eabfd848af146d5086077aeed2ae4a5</meta:generator>
    <meta:document-statistic meta:table-count="1" meta:cell-count="107" meta:object-count="0"/>
  </office:meta>
</office:document-meta>
</file>